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A TP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[.B2]+[.C2]+[.D2]+[.E2]"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table:formula="of:=[.G2]-[.F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IETY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B3]+[.C3]+[.D3]+[.E3]"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table:formula="of:=[.G3]-[.F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4]+[.C4]+[.D4]+[.E4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G4]-[.F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B5]+[.C5]+[.D5]+[.E5]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G5]-[.F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[.B6]+[.C6]+[.D6]+[.E6]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G6]-[.F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B7]+[.C7]+[.D7]+[.E7]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G7]-[.F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8]+[.C8]+[.D8]+[.E8]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G8]-[.F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B9]+[.C9]+[.D9]+[.E9]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G9]-[.F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[.B10]+[.C10]+[.D10]+[.E10]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G10]-[.F1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1]+[.C11]+[.D11]+[.E11]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G11]-[.F11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23:28:01.552000000</meta:creation-date>
    <dc:date>2024-10-03T23:54:42.128000000</dc:date>
    <meta:editing-duration>PT15M54S</meta:editing-duration>
    <meta:editing-cycles>2</meta:editing-cycles>
    <meta:generator>LibreOffice/24.2.5.2$Windows_X86_64 LibreOffice_project/bffef4ea93e59bebbeaf7f431bb02b1a39ee8a59</meta:generator>
    <meta:document-statistic meta:table-count="1" meta:cell-count="57" meta:object-count="0"/>
  </office:meta>
</office:document-meta>
</file>